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375a6" officeooo:paragraph-rsid="001375a6"/>
    </style:style>
    <style:style style:name="P2" style:family="paragraph" style:parent-style-name="Standard">
      <style:paragraph-properties fo:text-align="justify" style:justify-single-word="false"/>
      <style:text-properties officeooo:rsid="00144fa6" officeooo:paragraph-rsid="00144fa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4f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брый день!</text:p>
      <text:p text:style-name="P1">Вас приветствует wiki_bot. Что я могу — выделять основные мысли (содержание) из статьи </text:p>
      <text:p text:style-name="P1">на википедии по Вашему запросу. </text:p>
      <text:p text:style-name="P1">Для начала работы Вам необходимо выбрать тематику, оправив сообщение вида «<text:span text:style-name="T1">choose: Екатерина_II</text:span>», где Екатерина_II — это доступная для анализа тема. Чтобы получить список доступных тем введите команду <text:span text:style-name="T1">/list.</text:span></text:p>
      <text:p text:style-name="P1">Если Вам необходимо загрузить новую тему введите сообщение «<text:a xlink:type="simple" xlink:href="https://ru.wikipedia.org/wiki/Марс" text:style-name="Internet_20_link" text:visited-style-name="Visited_20_Internet_20_Link"><text:span text:style-name="T1">https://ru.wikipedia.org/wiki/Марс</text:span></text:a>». <text:span text:style-name="T2">Обработка новой темы может занять значительное время от 5 до 10 мин и напрямую зависит от величины статьи.</text:span></text:p>
      <text:p text:style-name="P2"/>
      <text:p text:style-name="P2">Это список коротких статей - https://ru.wikipedia.org/wiki/Категория:Википедия:Статьи_менее_400_символов</text:p>
      <text:p text:style-name="P1"/>
      <text:p text:style-name="P2">После выбора интересующей темы, Вам будет достаточно просто ввести вопрос. На вопрос вы получите список возможных вариантов, расположенных по релевантности.</text:p>
      <text:p text:style-name="P2"/>
      <text:p text:style-name="P2">Приятного использования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5:16:10.239644341</meta:creation-date>
    <dc:date>2023-02-28T15:29:44.473282529</dc:date>
    <meta:editing-duration>PT13M34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8" meta:word-count="101" meta:character-count="825" meta:non-whitespace-character-count="728"/>
  </office:meta>
</office:document-meta>
</file>